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24 hours</text:p>
          </table:table-cell>
          <table:table-cell office:value-type="string" calcext:value-type="string">
            <text:p>48 hours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final truth 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6.2" calcext:value-type="float">
            <text:p>-6,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2.6" calcext:value-type="float">
            <text:p>-2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3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-0.5" calcext:value-type="float">
            <text:p>-0,5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11:07:20.736572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7:44:47.497861002</meta:creation-date>
    <dc:date>2019-05-24T17:57:26.458521526</dc:date>
    <meta:editing-duration>PT12M38S</meta:editing-duration>
    <meta:editing-cycles>2</meta:editing-cycles>
    <meta:generator>LibreOffice/6.2.3.2$Linux_X86_64 LibreOffice_project/20$Build-2</meta:generator>
    <meta:document-statistic meta:table-count="1" meta:cell-count="107" meta:object-count="0"/>
  </office:meta>
</office:document-meta>
</file>